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23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obert Tama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on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Bo Woelfer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Did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ndreas H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agnus G.L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Hen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ristoffer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Sondre N.A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Yohan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arcu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omas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mun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Fabian S. Rønning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ndreas 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Øystei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21:29:03.975799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09-23T21:51:13.389952848</dc:date>
    <meta:editing-duration>PT58M37S</meta:editing-duration>
    <meta:editing-cycles>4</meta:editing-cycles>
    <meta:generator>LibreOffice/5.1.6.2$Linux_X86_64 LibreOffice_project/10m0$Build-2</meta:generator>
    <meta:print-date>2017-09-23T21:46:29.574345911</meta:print-date>
    <meta:document-statistic meta:table-count="1" meta:cell-count="92" meta:object-count="0"/>
  </office:meta>
</office:document-meta>
</file>